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family-generic="system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="0in" fo:border-left="none" fo:border-right="none" fo:border-top="none" fo:border-bottom="0.0138in solid #000000" style:shadow="non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text-position="super 67%" fo:language="en" fo:country="US"/>
    </style:style>
    <style:style style:name="T3" style:family="text">
      <style:text-properties style:font-name="Nimbus Sans L" fo:language="en" fo:country="US"/>
    </style:style>
    <style:style style:name="T4" style:family="text">
      <style:text-properties style:font-name="DejaVu Sans Mono" fo:font-size="10pt" style:font-size-asian="10pt" style:font-size-complex="10pt"/>
    </style:style>
    <text:list-style style:name="L1">
      <text:list-level-style-number text:level="1" text:style-name="WW_5f_CharLFO1LVL1" style:num-suffix=".0" style:num-format="1">
        <style:list-level-properties text:space-before="0.4898in" text:min-label-width="0.3646in"/>
      </text:list-level-style-number>
      <text:list-level-style-number text:level="2" text:style-name="WW_5f_CharLFO1LVL2" style:num-format="1" text:display-levels="2">
        <style:list-level-properties text:space-before="0.9819in" text:min-label-width="0.3646in"/>
      </text:list-level-style-number>
      <text:list-level-style-number text:level="3" text:style-name="WW_5f_CharLFO1LVL3" style:num-format="1" text:display-levels="3">
        <style:list-level-properties text:space-before="1.4744in" text:min-label-width="0.5in"/>
      </text:list-level-style-number>
      <text:list-level-style-number text:level="4" text:style-name="WW_5f_CharLFO1LVL4" style:num-format="1" text:display-levels="4">
        <style:list-level-properties text:space-before="1.9665in" text:min-label-width="0.5in"/>
      </text:list-level-style-number>
      <text:list-level-style-number text:level="5" text:style-name="WW_5f_CharLFO1LVL5" style:num-format="1" text:display-levels="5">
        <style:list-level-properties text:space-before="2.4591in" text:min-label-width="0.75in"/>
      </text:list-level-style-number>
      <text:list-level-style-number text:level="6" text:style-name="WW_5f_CharLFO1LVL6" style:num-format="1" text:display-levels="6">
        <style:list-level-properties text:space-before="2.9516in" text:min-label-width="0.75in"/>
      </text:list-level-style-number>
      <text:list-level-style-number text:level="7" text:style-name="WW_5f_CharLFO1LVL7" style:num-format="1" text:display-levels="7">
        <style:list-level-properties text:space-before="3.4437in" text:min-label-width="1in"/>
      </text:list-level-style-number>
      <text:list-level-style-number text:level="8" text:style-name="WW_5f_CharLFO1LVL8" style:num-format="1" text:display-levels="8">
        <style:list-level-properties text:space-before="3.9362in" text:min-label-width="1in"/>
      </text:list-level-style-number>
      <text:list-level-style-number text:level="9" text:style-name="WW_5f_CharLFO1LVL9" style:num-format="1" text:display-levels="9">
        <style:list-level-properties text:space-before="4.4283in" text:min-label-width="1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P #39: MSDOS variable replaced by getos()</text:p>
      <text:p text:style-name="P1"/>
      <text:p text:style-name="P3"/>
      <text:p text:style-name="P3">Version: 1.0</text:p>
      <text:p text:style-name="P3">Author: Allan CORNET (allan.cornet@scilab.org)</text:p>
      <text:p text:style-name="P3">Review:</text:p>
      <text:p text:style-name="P3">Commented:</text:p>
      <text:p text:style-name="P3">State: DONE</text:p>
      <text:p text:style-name="P3">Scilab-Version: Scilab 5.3</text:p>
      <text:p text:style-name="P3">Vote: No</text:p>
      <text:p text:style-name="P4"><text:span text:style-name="Police_20_par_20_défaut"><text:span text:style-name="T1">Created: March 2</text:span></text:span><text:span text:style-name="Police_20_par_20_défaut"><text:span text:style-name="T2">nd</text:span></text:span><text:span text:style-name="Police_20_par_20_défaut"><text:span text:style-name="T1">,</text:span></text:span><text:span text:style-name="Police_20_par_20_défaut"><text:span text:style-name="T1"> 2010</text:span></text:span></text:p>
      <text:p text:style-name="P1"/>
      <text:p text:style-name="P3"/>
      <text:p text:style-name="P9">Abstract</text:p>
      <text:p text:style-name="P3">The aim of this SEP is to replace old defined variable MSDOS in scilab.</text:p>
      <text:p text:style-name="P3">MSDOS is confusing and have no more reason to existing.</text:p>
      <text:p text:style-name="P3"><text:s/></text:p>
      <text:p text:style-name="P9">Rationale</text:p>
      <text:p text:style-name="P5">MSDOS variable will be declared obsolete in Scilab 5.3 (removed in Scilab 5.4) and replaced by existing function getos().</text:p>
      <text:p text:style-name="P5">To check that you are on Windows, user will do: getos() == "Windows"</text:p>
      <text:p text:style-name="P6">for compatibility, user can define : MSDOS = (getos() == "Windows")<text:tab/></text:p>
      <text:p text:style-name="P10"><text:span text:style-name="Teletype"><text:span text:style-name="T3">Example Usage</text:span></text:span></text:p>
      <text:p text:style-name="P6">if (getos() == "Windows") then disp("Scilab on Windows"); end</text:p>
      <text:p text:style-name="P6">if (getos() == "Linux") then disp("Scilab on Linux"); end</text:p>
      <text:p text:style-name="P6">if (getos() == "SunOS") then disp("Scilab on Solaris"); end</text:p>
      <text:p text:style-name="P6">if (getos() == "Darwin") then disp("Scilab on MacOs"); end</text:p>
      <text:p text:style-name="P6"/>
      <text:p text:style-name="P10">Changelog</text:p>
      <text:list xml:id="list8588965900216020891" text:style-name="L1">
        <text:list-item>
          <text:p text:style-name="P8"><text:span text:style-name="Police_20_par_20_défaut"><text:span text:style-name="T4">Allan CORNET - Initial version</text:span></text:span></text:p>
        </text:list-item>
      </text:list>
      <text:p text:style-name="P10">Copyright</text:p>
      <text:p text:style-name="P2"><text:tab/>This document has been placed under the license CeCILL-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family-generic="system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dc:creator>Eric Gallager</dc:creator>
    <meta:creation-date>2008-07-09T13:39:00Z</meta:creation-date>
    <dc:date>2013-09-03T10:41:04</dc:date>
    <meta:editing-cycles>8</meta:editing-cycles>
    <meta:editing-duration>PT37M52S</meta:editing-duration>
    <meta:document-statistic meta:table-count="0" meta:image-count="0" meta:object-count="0" meta:page-count="1" meta:paragraph-count="26" meta:word-count="150" meta:character-count="94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